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HITOMASI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42,0977</text:p>
          </table:table-cell>
          <table:table-cell office:value-type="string" table:style-name="ce2">
            <text:p/>
          </table:table-cell>
          <table:table-cell office:value-type="string" table:style-name="ce2">
            <text:p>1,77734</text:p>
          </table:table-cell>
          <table:table-cell office:value-type="string" table:style-name="ce2">
            <text:p/>
          </table:table-cell>
          <table:table-cell office:value-type="string" table:style-name="ce2">
            <text:p>1,08766</text:p>
          </table:table-cell>
          <table:table-cell office:value-type="string" table:style-name="ce2">
            <text:p/>
          </table:table-cell>
          <table:table-cell office:value-type="string" table:style-name="ce2">
            <text:p>2,75695</text:p>
          </table:table-cell>
          <table:table-cell office:value-type="string" table:style-name="ce2">
            <text:p/>
          </table:table-cell>
          <table:table-cell office:value-type="string" table:style-name="ce2">
            <text:p>68,723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39,50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8</text:p>
          </table:table-cell>
          <table:table-cell office:value-type="string" table:style-name="ce2">
            <text:p>26,3241</text:p>
          </table:table-cell>
          <table:table-cell office:value-type="string" table:style-name="ce2">
            <text:p>95</text:p>
          </table:table-cell>
          <table:table-cell office:value-type="string" table:style-name="ce2">
            <text:p>2,60485</text:p>
          </table:table-cell>
          <table:table-cell office:value-type="string" table:style-name="ce2">
            <text:p>115</text:p>
          </table:table-cell>
          <table:table-cell office:value-type="string" table:style-name="ce2">
            <text:p>4,64839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2,24665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61,313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2</text:p>
          </table:table-cell>
          <table:table-cell office:value-type="string" table:style-name="ce2">
            <text:p>29,18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27,8315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2,69764</text:p>
          </table:table-cell>
          <table:table-cell office:value-type="string" table:style-name="ce2">
            <text:p>111</text:p>
          </table:table-cell>
          <table:table-cell office:value-type="string" table:style-name="ce2">
            <text:p>2,29353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1,59663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62,641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9</text:p>
          </table:table-cell>
          <table:table-cell office:value-type="string" table:style-name="ce2">
            <text:p>29,455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28,64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2,73345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3,51627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1,14911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66,977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4</text:p>
          </table:table-cell>
          <table:table-cell office:value-type="string" table:style-name="ce2">
            <text:p>30,159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0</text:p>
          </table:table-cell>
          <table:table-cell office:value-type="string" table:style-name="ce2">
            <text:p>21,8177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2,7188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2,82316</text:p>
          </table:table-cell>
          <table:table-cell office:value-type="string" table:style-name="ce2">
            <text:p>103</text:p>
          </table:table-cell>
          <table:table-cell office:value-type="string" table:style-name="ce2">
            <text:p>1,62849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63,218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3</text:p>
          </table:table-cell>
          <table:table-cell office:value-type="string" table:style-name="ce2">
            <text:p>32,10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31,3984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4,13463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2,4285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2,17841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71,8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9</text:p>
          </table:table-cell>
          <table:table-cell office:value-type="string" table:style-name="ce2">
            <text:p>34,88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4</text:p>
          </table:table-cell>
          <table:table-cell office:value-type="string" table:style-name="ce2">
            <text:p>28,6932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2,55989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2,86796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1,85671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98,075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1</text:p>
          </table:table-cell>
          <table:table-cell office:value-type="string" table:style-name="ce2">
            <text:p>27,68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3</text:p>
          </table:table-cell>
          <table:table-cell office:value-type="string" table:style-name="ce2">
            <text:p>22,5906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2,6597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3,15556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1,99122</text:p>
          </table:table-cell>
          <table:table-cell office:value-type="string" table:style-name="ce2">
            <text:p>81</text:p>
          </table:table-cell>
          <table:table-cell office:value-type="string" table:style-name="ce2">
            <text:p>65,446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33,546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1</text:p>
          </table:table-cell>
          <table:table-cell office:value-type="string" table:style-name="ce2">
            <text:p>19,5002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2,53776</text:p>
          </table:table-cell>
          <table:table-cell office:value-type="string" table:style-name="ce2">
            <text:p>109</text:p>
          </table:table-cell>
          <table:table-cell office:value-type="string" table:style-name="ce2">
            <text:p>1,95042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1,13548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68,295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6</text:p>
          </table:table-cell>
          <table:table-cell office:value-type="string" table:style-name="ce2">
            <text:p>25,72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2</text:p>
          </table:table-cell>
          <table:table-cell office:value-type="string" table:style-name="ce2">
            <text:p>23,609</text:p>
          </table:table-cell>
          <table:table-cell office:value-type="string" table:style-name="ce2">
            <text:p>82</text:p>
          </table:table-cell>
          <table:table-cell office:value-type="string" table:style-name="ce2">
            <text:p>2,52265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,3066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1,14387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73,81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7</text:p>
          </table:table-cell>
          <table:table-cell office:value-type="string" table:style-name="ce2">
            <text:p>25,083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HARRIS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2">
            <text:p>28,3792</text:p>
          </table:table-cell>
          <table:table-cell office:value-type="string" table:style-name="ce2">
            <text:p/>
          </table:table-cell>
          <table:table-cell office:value-type="string" table:style-name="ce2">
            <text:p>0,589355</text:p>
          </table:table-cell>
          <table:table-cell office:value-type="string" table:style-name="ce2">
            <text:p/>
          </table:table-cell>
          <table:table-cell office:value-type="string" table:style-name="ce2">
            <text:p>0,57529</text:p>
          </table:table-cell>
          <table:table-cell office:value-type="string" table:style-name="ce2">
            <text:p/>
          </table:table-cell>
          <table:table-cell office:value-type="string" table:style-name="ce2">
            <text:p>1,51924</text:p>
          </table:table-cell>
          <table:table-cell office:value-type="string" table:style-name="ce2">
            <text:p/>
          </table:table-cell>
          <table:table-cell office:value-type="string" table:style-name="ce2">
            <text:p>66,687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42,88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2">
            <text:p>32,6843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,40593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,9465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,539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58,146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36,315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32,7942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2,20982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2,10985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,51008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63,868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</text:p>
          </table:table-cell>
          <table:table-cell office:value-type="string" table:style-name="ce2">
            <text:p>43,87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2">
            <text:p>30,7491</text:p>
          </table:table-cell>
          <table:table-cell office:value-type="string" table:style-name="ce2">
            <text:p>14</text:p>
          </table:table-cell>
          <table:table-cell office:value-type="string" table:style-name="ce2">
            <text:p>1,79599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7,12934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,45481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64,7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38,31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33,8281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,86525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,2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1,54729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69,526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37,75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2">
            <text:p>59,2363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,34164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1,94202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1,57428</text:p>
          </table:table-cell>
          <table:table-cell office:value-type="string" table:style-name="ce2">
            <text:p>17</text:p>
          </table:table-cell>
          <table:table-cell office:value-type="string" table:style-name="ce2">
            <text:p>70,452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39,257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2">
            <text:p>24,6506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2,06668</text:p>
          </table:table-cell>
          <table:table-cell office:value-type="string" table:style-name="ce2">
            <text:p>26</text:p>
          </table:table-cell>
          <table:table-cell office:value-type="string" table:style-name="ce2">
            <text:p>2,21961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2,65238</text:p>
          </table:table-cell>
          <table:table-cell office:value-type="string" table:style-name="ce2">
            <text:p>20</text:p>
          </table:table-cell>
          <table:table-cell office:value-type="string" table:style-name="ce2">
            <text:p>73,858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33,66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2">
            <text:p>37,361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,71834</text:p>
          </table:table-cell>
          <table:table-cell office:value-type="string" table:style-name="ce2">
            <text:p>16</text:p>
          </table:table-cell>
          <table:table-cell office:value-type="string" table:style-name="ce2">
            <text:p>1,89092</text:p>
          </table:table-cell>
          <table:table-cell office:value-type="string" table:style-name="ce2">
            <text:p>15</text:p>
          </table:table-cell>
          <table:table-cell office:value-type="string" table:style-name="ce2">
            <text:p>1,74979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77,996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40,178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2">
            <text:p>31,6786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1,65624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2,13831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8,90322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68,30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32,89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2">
            <text:p>42,9805</text:p>
          </table:table-cell>
          <table:table-cell office:value-type="string" table:style-name="ce2">
            <text:p>21</text:p>
          </table:table-cell>
          <table:table-cell office:value-type="string" table:style-name="ce2">
            <text:p>1,91658</text:p>
          </table:table-cell>
          <table:table-cell office:value-type="string" table:style-name="ce2">
            <text:p>23</text:p>
          </table:table-cell>
          <table:table-cell office:value-type="string" table:style-name="ce2">
            <text:p>1,98245</text:p>
          </table:table-cell>
          <table:table-cell office:value-type="string" table:style-name="ce2">
            <text:p>22</text:p>
          </table:table-cell>
          <table:table-cell office:value-type="string" table:style-name="ce2">
            <text:p>1,30481</text:p>
          </table:table-cell>
          <table:table-cell office:value-type="string" table:style-name="ce2">
            <text:p>18</text:p>
          </table:table-cell>
          <table:table-cell office:value-type="string" table:style-name="ce2">
            <text:p>76,4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36,787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AST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0,963288</text:p>
          </table:table-cell>
          <table:table-cell office:value-type="string" table:style-name="ce2">
            <text:p/>
          </table:table-cell>
          <table:table-cell office:value-type="string" table:style-name="ce2">
            <text:p>2,62316</text:p>
          </table:table-cell>
          <table:table-cell office:value-type="string" table:style-name="ce2">
            <text:p/>
          </table:table-cell>
          <table:table-cell office:value-type="string" table:style-name="ce2">
            <text:p>3,52863</text:p>
          </table:table-cell>
          <table:table-cell office:value-type="string" table:style-name="ce2">
            <text:p/>
          </table:table-cell>
          <table:table-cell office:value-type="string" table:style-name="ce2">
            <text:p>1,28917</text:p>
          </table:table-cell>
          <table:table-cell office:value-type="string" table:style-name="ce2">
            <text:p/>
          </table:table-cell>
          <table:table-cell office:value-type="string" table:style-name="ce2">
            <text:p>50,21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33,009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2</text:p>
          </table:table-cell>
          <table:table-cell office:value-type="string" table:style-name="ce2">
            <text:p>1,31781</text:p>
          </table:table-cell>
          <table:table-cell office:value-type="string" table:style-name="ce2">
            <text:p>97</text:p>
          </table:table-cell>
          <table:table-cell office:value-type="string" table:style-name="ce2">
            <text:p>3,0567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2,27418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1,21263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60,936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8</text:p>
          </table:table-cell>
          <table:table-cell office:value-type="string" table:style-name="ce2">
            <text:p>34,598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1,03218</text:p>
          </table:table-cell>
          <table:table-cell office:value-type="string" table:style-name="ce2">
            <text:p>104</text:p>
          </table:table-cell>
          <table:table-cell office:value-type="string" table:style-name="ce2">
            <text:p>2,53411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,93951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0,902526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59,174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23</text:p>
          </table:table-cell>
          <table:table-cell office:value-type="string" table:style-name="ce2">
            <text:p>46,004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1,26562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3,35859</text:p>
          </table:table-cell>
          <table:table-cell office:value-type="string" table:style-name="ce2">
            <text:p>118</text:p>
          </table:table-cell>
          <table:table-cell office:value-type="string" table:style-name="ce2">
            <text:p>2,69328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1,09074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59,9928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35,76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1,20588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2,25453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1,13241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2,1378</text:p>
          </table:table-cell>
          <table:table-cell office:value-type="string" table:style-name="ce2">
            <text:p>98</text:p>
          </table:table-cell>
          <table:table-cell office:value-type="string" table:style-name="ce2">
            <text:p>53,260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9</text:p>
          </table:table-cell>
          <table:table-cell office:value-type="string" table:style-name="ce2">
            <text:p>41,991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9</text:p>
          </table:table-cell>
          <table:table-cell office:value-type="string" table:style-name="ce2">
            <text:p>0,930502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1,96427</text:p>
          </table:table-cell>
          <table:table-cell office:value-type="string" table:style-name="ce2">
            <text:p>108</text:p>
          </table:table-cell>
          <table:table-cell office:value-type="string" table:style-name="ce2">
            <text:p>2,4157</text:p>
          </table:table-cell>
          <table:table-cell office:value-type="string" table:style-name="ce2">
            <text:p>106</text:p>
          </table:table-cell>
          <table:table-cell office:value-type="string" table:style-name="ce2">
            <text:p>1,0133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58,954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4</text:p>
          </table:table-cell>
          <table:table-cell office:value-type="string" table:style-name="ce2">
            <text:p>42,95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6</text:p>
          </table:table-cell>
          <table:table-cell office:value-type="string" table:style-name="ce2">
            <text:p>1,14513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2,06022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1,63251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1,13547</text:p>
          </table:table-cell>
          <table:table-cell office:value-type="string" table:style-name="ce2">
            <text:p>99</text:p>
          </table:table-cell>
          <table:table-cell office:value-type="string" table:style-name="ce2">
            <text:p>59,314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9</text:p>
          </table:table-cell>
          <table:table-cell office:value-type="string" table:style-name="ce2">
            <text:p>35,6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0</text:p>
          </table:table-cell>
          <table:table-cell office:value-type="string" table:style-name="ce2">
            <text:p>1,27626</text:p>
          </table:table-cell>
          <table:table-cell office:value-type="string" table:style-name="ce2">
            <text:p>107</text:p>
          </table:table-cell>
          <table:table-cell office:value-type="string" table:style-name="ce2">
            <text:p>3,1695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1,28881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1,22327</text:p>
          </table:table-cell>
          <table:table-cell office:value-type="string" table:style-name="ce2">
            <text:p>102</text:p>
          </table:table-cell>
          <table:table-cell office:value-type="string" table:style-name="ce2">
            <text:p>60,627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23</text:p>
          </table:table-cell>
          <table:table-cell office:value-type="string" table:style-name="ce2">
            <text:p>50,38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1,03429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,90582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1,24212</text:p>
          </table:table-cell>
          <table:table-cell office:value-type="string" table:style-name="ce2">
            <text:p>123</text:p>
          </table:table-cell>
          <table:table-cell office:value-type="string" table:style-name="ce2">
            <text:p>1,38529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56,174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17</text:p>
          </table:table-cell>
          <table:table-cell office:value-type="string" table:style-name="ce2">
            <text:p>29,83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3</text:p>
          </table:table-cell>
          <table:table-cell office:value-type="string" table:style-name="ce2">
            <text:p>2,09801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,09884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,24741</text:p>
          </table:table-cell>
          <table:table-cell office:value-type="string" table:style-name="ce2">
            <text:p>119</text:p>
          </table:table-cell>
          <table:table-cell office:value-type="string" table:style-name="ce2">
            <text:p>1,34782</text:p>
          </table:table-cell>
          <table:table-cell office:value-type="string" table:style-name="ce2">
            <text:p>105</text:p>
          </table:table-cell>
          <table:table-cell office:value-type="string" table:style-name="ce2">
            <text:p>48,802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3</text:p>
          </table:table-cell>
          <table:table-cell office:value-type="string" table:style-name="ce2">
            <text:p>36,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64</text:p>
          </table:table-cell>
          <table:table-cell office:value-type="string" table:style-name="ce2">
            <text:p>42,8021</text:p>
          </table:table-cell>
          <table:table-cell office:value-type="string" table:style-name="ce2">
            <text:p/>
          </table:table-cell>
          <table:table-cell office:value-type="string" table:style-name="ce2">
            <text:p>3,67</text:p>
          </table:table-cell>
          <table:table-cell office:value-type="string" table:style-name="ce2">
            <text:p/>
          </table:table-cell>
          <table:table-cell office:value-type="string" table:style-name="ce2">
            <text:p>2,813</text:p>
          </table:table-cell>
          <table:table-cell office:value-type="string" table:style-name="ce2">
            <text:p/>
          </table:table-cell>
          <table:table-cell office:value-type="string" table:style-name="ce2">
            <text:p>7,895</text:p>
          </table:table-cell>
          <table:table-cell office:value-type="string" table:style-name="ce2">
            <text:p/>
          </table:table-cell>
          <table:table-cell office:value-type="string" table:style-name="ce2">
            <text:p>53,0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3,34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82</text:p>
          </table:table-cell>
          <table:table-cell office:value-type="string" table:style-name="ce2">
            <text:p>41,6923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3,32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1,327</text:p>
          </table:table-cell>
          <table:table-cell office:value-type="string" table:style-name="ce2">
            <text:p>162</text:p>
          </table:table-cell>
          <table:table-cell office:value-type="string" table:style-name="ce2">
            <text:p>6,12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57,217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82</text:p>
          </table:table-cell>
          <table:table-cell office:value-type="string" table:style-name="ce2">
            <text:p>67,202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82</text:p>
          </table:table-cell>
          <table:table-cell office:value-type="string" table:style-name="ce2">
            <text:p>42,447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3,46</text:p>
          </table:table-cell>
          <table:table-cell office:value-type="string" table:style-name="ce2">
            <text:p>205</text:p>
          </table:table-cell>
          <table:table-cell office:value-type="string" table:style-name="ce2">
            <text:p>1,156</text:p>
          </table:table-cell>
          <table:table-cell office:value-type="string" table:style-name="ce2">
            <text:p>175</text:p>
          </table:table-cell>
          <table:table-cell office:value-type="string" table:style-name="ce2">
            <text:p>6,09</text:p>
          </table:table-cell>
          <table:table-cell office:value-type="string" table:style-name="ce2">
            <text:p>177</text:p>
          </table:table-cell>
          <table:table-cell office:value-type="string" table:style-name="ce2">
            <text:p>58,206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93</text:p>
          </table:table-cell>
          <table:table-cell office:value-type="string" table:style-name="ce2">
            <text:p>96,31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77</text:p>
          </table:table-cell>
          <table:table-cell office:value-type="string" table:style-name="ce2">
            <text:p>42,08</text:p>
          </table:table-cell>
          <table:table-cell office:value-type="string" table:style-name="ce2">
            <text:p>157</text:p>
          </table:table-cell>
          <table:table-cell office:value-type="string" table:style-name="ce2">
            <text:p>6,6</text:p>
          </table:table-cell>
          <table:table-cell office:value-type="string" table:style-name="ce2">
            <text:p>185</text:p>
          </table:table-cell>
          <table:table-cell office:value-type="string" table:style-name="ce2">
            <text:p>1,155</text:p>
          </table:table-cell>
          <table:table-cell office:value-type="string" table:style-name="ce2">
            <text:p>158</text:p>
          </table:table-cell>
          <table:table-cell office:value-type="string" table:style-name="ce2">
            <text:p>7,281</text:p>
          </table:table-cell>
          <table:table-cell office:value-type="string" table:style-name="ce2">
            <text:p>155</text:p>
          </table:table-cell>
          <table:table-cell office:value-type="string" table:style-name="ce2">
            <text:p>56,611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69</text:p>
          </table:table-cell>
          <table:table-cell office:value-type="string" table:style-name="ce2">
            <text:p>74,884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97</text:p>
          </table:table-cell>
          <table:table-cell office:value-type="string" table:style-name="ce2">
            <text:p>69,8223</text:p>
          </table:table-cell>
          <table:table-cell office:value-type="string" table:style-name="ce2">
            <text:p>176</text:p>
          </table:table-cell>
          <table:table-cell office:value-type="string" table:style-name="ce2">
            <text:p>3,443</text:p>
          </table:table-cell>
          <table:table-cell office:value-type="string" table:style-name="ce2">
            <text:p>179</text:p>
          </table:table-cell>
          <table:table-cell office:value-type="string" table:style-name="ce2">
            <text:p>2,19212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6,511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57,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83</text:p>
          </table:table-cell>
          <table:table-cell office:value-type="string" table:style-name="ce2">
            <text:p>93,174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79</text:p>
          </table:table-cell>
          <table:table-cell office:value-type="string" table:style-name="ce2">
            <text:p>45,6821</text:p>
          </table:table-cell>
          <table:table-cell office:value-type="string" table:style-name="ce2">
            <text:p>174</text:p>
          </table:table-cell>
          <table:table-cell office:value-type="string" table:style-name="ce2">
            <text:p>5,32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1,2556</text:p>
          </table:table-cell>
          <table:table-cell office:value-type="string" table:style-name="ce2">
            <text:p>160</text:p>
          </table:table-cell>
          <table:table-cell office:value-type="string" table:style-name="ce2">
            <text:p>12,07</text:p>
          </table:table-cell>
          <table:table-cell office:value-type="string" table:style-name="ce2">
            <text:p>161</text:p>
          </table:table-cell>
          <table:table-cell office:value-type="string" table:style-name="ce2">
            <text:p>57,3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71</text:p>
          </table:table-cell>
          <table:table-cell office:value-type="string" table:style-name="ce2">
            <text:p>74,417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89</text:p>
          </table:table-cell>
          <table:table-cell office:value-type="string" table:style-name="ce2">
            <text:p>40,2603</text:p>
          </table:table-cell>
          <table:table-cell office:value-type="string" table:style-name="ce2">
            <text:p>188</text:p>
          </table:table-cell>
          <table:table-cell office:value-type="string" table:style-name="ce2">
            <text:p>3,07</text:p>
          </table:table-cell>
          <table:table-cell office:value-type="string" table:style-name="ce2">
            <text:p>195</text:p>
          </table:table-cell>
          <table:table-cell office:value-type="string" table:style-name="ce2">
            <text:p>1,395</text:p>
          </table:table-cell>
          <table:table-cell office:value-type="string" table:style-name="ce2">
            <text:p>182</text:p>
          </table:table-cell>
          <table:table-cell office:value-type="string" table:style-name="ce2">
            <text:p>5,608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49,9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95</text:p>
          </table:table-cell>
          <table:table-cell office:value-type="string" table:style-name="ce2">
            <text:p>69,577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72</text:p>
          </table:table-cell>
          <table:table-cell office:value-type="string" table:style-name="ce2">
            <text:p>40,39</text:p>
          </table:table-cell>
          <table:table-cell office:value-type="string" table:style-name="ce2">
            <text:p>173</text:p>
          </table:table-cell>
          <table:table-cell office:value-type="string" table:style-name="ce2">
            <text:p>3,28</text:p>
          </table:table-cell>
          <table:table-cell office:value-type="string" table:style-name="ce2">
            <text:p>207</text:p>
          </table:table-cell>
          <table:table-cell office:value-type="string" table:style-name="ce2">
            <text:p>1,1261</text:p>
          </table:table-cell>
          <table:table-cell office:value-type="string" table:style-name="ce2">
            <text:p>167</text:p>
          </table:table-cell>
          <table:table-cell office:value-type="string" table:style-name="ce2">
            <text:p>6,435</text:p>
          </table:table-cell>
          <table:table-cell office:value-type="string" table:style-name="ce2">
            <text:p>169</text:p>
          </table:table-cell>
          <table:table-cell office:value-type="string" table:style-name="ce2">
            <text:p>57,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94</text:p>
          </table:table-cell>
          <table:table-cell office:value-type="string" table:style-name="ce2">
            <text:p>72,45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66</text:p>
          </table:table-cell>
          <table:table-cell office:value-type="string" table:style-name="ce2">
            <text:p>43,129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2,946</text:p>
          </table:table-cell>
          <table:table-cell office:value-type="string" table:style-name="ce2">
            <text:p>189</text:p>
          </table:table-cell>
          <table:table-cell office:value-type="string" table:style-name="ce2">
            <text:p>1,425</text:p>
          </table:table-cell>
          <table:table-cell office:value-type="string" table:style-name="ce2">
            <text:p>171</text:p>
          </table:table-cell>
          <table:table-cell office:value-type="string" table:style-name="ce2">
            <text:p>6,228</text:p>
          </table:table-cell>
          <table:table-cell office:value-type="string" table:style-name="ce2">
            <text:p>178</text:p>
          </table:table-cell>
          <table:table-cell office:value-type="string" table:style-name="ce2">
            <text:p>59,79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76</text:p>
          </table:table-cell>
          <table:table-cell office:value-type="string" table:style-name="ce2">
            <text:p>68,67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54</text:p>
          </table:table-cell>
          <table:table-cell office:value-type="string" table:style-name="ce2">
            <text:p>68,27</text:p>
          </table:table-cell>
          <table:table-cell office:value-type="string" table:style-name="ce2">
            <text:p>184</text:p>
          </table:table-cell>
          <table:table-cell office:value-type="string" table:style-name="ce2">
            <text:p>3,634</text:p>
          </table:table-cell>
          <table:table-cell office:value-type="string" table:style-name="ce2">
            <text:p>183</text:p>
          </table:table-cell>
          <table:table-cell office:value-type="string" table:style-name="ce2">
            <text:p>1,15035</text:p>
          </table:table-cell>
          <table:table-cell office:value-type="string" table:style-name="ce2">
            <text:p>172</text:p>
          </table:table-cell>
          <table:table-cell office:value-type="string" table:style-name="ce2">
            <text:p>4,9034</text:p>
          </table:table-cell>
          <table:table-cell office:value-type="string" table:style-name="ce2">
            <text:p>168</text:p>
          </table:table-cell>
          <table:table-cell office:value-type="string" table:style-name="ce2">
            <text:p>50,809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83</text:p>
          </table:table-cell>
          <table:table-cell office:value-type="string" table:style-name="ce2">
            <text:p>68,53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92</text:p>
          </table:table-cell>
          <table:table-cell office:value-type="string" table:style-name="ce2">
            <text:p>9,58783</text:p>
          </table:table-cell>
          <table:table-cell office:value-type="string" table:style-name="ce2">
            <text:p/>
          </table:table-cell>
          <table:table-cell office:value-type="string" table:style-name="ce2">
            <text:p>2,112</text:p>
          </table:table-cell>
          <table:table-cell office:value-type="string" table:style-name="ce2">
            <text:p/>
          </table:table-cell>
          <table:table-cell office:value-type="string" table:style-name="ce2">
            <text:p>1,70952</text:p>
          </table:table-cell>
          <table:table-cell office:value-type="string" table:style-name="ce2">
            <text:p/>
          </table:table-cell>
          <table:table-cell office:value-type="string" table:style-name="ce2">
            <text:p>7,96255</text:p>
          </table:table-cell>
          <table:table-cell office:value-type="string" table:style-name="ce2">
            <text:p/>
          </table:table-cell>
          <table:table-cell office:value-type="string" table:style-name="ce2">
            <text:p>52,107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9,503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02</text:p>
          </table:table-cell>
          <table:table-cell office:value-type="string" table:style-name="ce2">
            <text:p>11,2402</text:p>
          </table:table-cell>
          <table:table-cell office:value-type="string" table:style-name="ce2">
            <text:p>73</text:p>
          </table:table-cell>
          <table:table-cell office:value-type="string" table:style-name="ce2">
            <text:p>1,3899</text:p>
          </table:table-cell>
          <table:table-cell office:value-type="string" table:style-name="ce2">
            <text:p>49</text:p>
          </table:table-cell>
          <table:table-cell office:value-type="string" table:style-name="ce2">
            <text:p>0,519415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6,77302</text:p>
          </table:table-cell>
          <table:table-cell office:value-type="string" table:style-name="ce2">
            <text:p>42</text:p>
          </table:table-cell>
          <table:table-cell office:value-type="string" table:style-name="ce2">
            <text:p>51,272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76,295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06</text:p>
          </table:table-cell>
          <table:table-cell office:value-type="string" table:style-name="ce2">
            <text:p>9,111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1,35021</text:p>
          </table:table-cell>
          <table:table-cell office:value-type="string" table:style-name="ce2">
            <text:p>43</text:p>
          </table:table-cell>
          <table:table-cell office:value-type="string" table:style-name="ce2">
            <text:p>0,954962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6,40856</text:p>
          </table:table-cell>
          <table:table-cell office:value-type="string" table:style-name="ce2">
            <text:p>36</text:p>
          </table:table-cell>
          <table:table-cell office:value-type="string" table:style-name="ce2">
            <text:p>64,332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9</text:p>
          </table:table-cell>
          <table:table-cell office:value-type="string" table:style-name="ce2">
            <text:p>108,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13</text:p>
          </table:table-cell>
          <table:table-cell office:value-type="string" table:style-name="ce2">
            <text:p>7,27233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1,4593</text:p>
          </table:table-cell>
          <table:table-cell office:value-type="string" table:style-name="ce2">
            <text:p>45</text:p>
          </table:table-cell>
          <table:table-cell office:value-type="string" table:style-name="ce2">
            <text:p>0,632916</text:p>
          </table:table-cell>
          <table:table-cell office:value-type="string" table:style-name="ce2">
            <text:p>72</text:p>
          </table:table-cell>
          <table:table-cell office:value-type="string" table:style-name="ce2">
            <text:p>8,234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68,922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110,64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09</text:p>
          </table:table-cell>
          <table:table-cell office:value-type="string" table:style-name="ce2">
            <text:p>6,81303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1,83543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1,20375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10,9406</text:p>
          </table:table-cell>
          <table:table-cell office:value-type="string" table:style-name="ce2">
            <text:p>47</text:p>
          </table:table-cell>
          <table:table-cell office:value-type="string" table:style-name="ce2">
            <text:p>70,977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9</text:p>
          </table:table-cell>
          <table:table-cell office:value-type="string" table:style-name="ce2">
            <text:p>98,94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5</text:p>
          </table:table-cell>
          <table:table-cell office:value-type="string" table:style-name="ce2">
            <text:p>7,3332</text:p>
          </table:table-cell>
          <table:table-cell office:value-type="string" table:style-name="ce2">
            <text:p>79</text:p>
          </table:table-cell>
          <table:table-cell office:value-type="string" table:style-name="ce2">
            <text:p>1,62212</text:p>
          </table:table-cell>
          <table:table-cell office:value-type="string" table:style-name="ce2">
            <text:p>53</text:p>
          </table:table-cell>
          <table:table-cell office:value-type="string" table:style-name="ce2">
            <text:p>8,63894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15,6767</text:p>
          </table:table-cell>
          <table:table-cell office:value-type="string" table:style-name="ce2">
            <text:p>44</text:p>
          </table:table-cell>
          <table:table-cell office:value-type="string" table:style-name="ce2">
            <text:p>60,709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112,03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60</text:p>
          </table:table-cell>
          <table:table-cell office:value-type="string" table:style-name="ce2">
            <text:p>19,0001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1,72827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1,54657</text:p>
          </table:table-cell>
          <table:table-cell office:value-type="string" table:style-name="ce2">
            <text:p>101</text:p>
          </table:table-cell>
          <table:table-cell office:value-type="string" table:style-name="ce2">
            <text:p>5,71003</text:p>
          </table:table-cell>
          <table:table-cell office:value-type="string" table:style-name="ce2">
            <text:p>51</text:p>
          </table:table-cell>
          <table:table-cell office:value-type="string" table:style-name="ce2">
            <text:p>62,394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114,19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9</text:p>
          </table:table-cell>
          <table:table-cell office:value-type="string" table:style-name="ce2">
            <text:p>8,54963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2,39376</text:p>
          </table:table-cell>
          <table:table-cell office:value-type="string" table:style-name="ce2">
            <text:p>68</text:p>
          </table:table-cell>
          <table:table-cell office:value-type="string" table:style-name="ce2">
            <text:p>1,11621</text:p>
          </table:table-cell>
          <table:table-cell office:value-type="string" table:style-name="ce2">
            <text:p>92</text:p>
          </table:table-cell>
          <table:table-cell office:value-type="string" table:style-name="ce2">
            <text:p>4,32482</text:p>
          </table:table-cell>
          <table:table-cell office:value-type="string" table:style-name="ce2">
            <text:p>52</text:p>
          </table:table-cell>
          <table:table-cell office:value-type="string" table:style-name="ce2">
            <text:p>60,357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120,88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7</text:p>
          </table:table-cell>
          <table:table-cell office:value-type="string" table:style-name="ce2">
            <text:p>10,737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1,70353</text:p>
          </table:table-cell>
          <table:table-cell office:value-type="string" table:style-name="ce2">
            <text:p>84</text:p>
          </table:table-cell>
          <table:table-cell office:value-type="string" table:style-name="ce2">
            <text:p>1,57644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13,1852</text:p>
          </table:table-cell>
          <table:table-cell office:value-type="string" table:style-name="ce2">
            <text:p>48</text:p>
          </table:table-cell>
          <table:table-cell office:value-type="string" table:style-name="ce2">
            <text:p>58,777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107,17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8</text:p>
          </table:table-cell>
          <table:table-cell office:value-type="string" table:style-name="ce2">
            <text:p>15,118</text:p>
          </table:table-cell>
          <table:table-cell office:value-type="string" table:style-name="ce2">
            <text:p>91</text:p>
          </table:table-cell>
          <table:table-cell office:value-type="string" table:style-name="ce2">
            <text:p>1,6838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1,45874</text:p>
          </table:table-cell>
          <table:table-cell office:value-type="string" table:style-name="ce2">
            <text:p>93</text:p>
          </table:table-cell>
          <table:table-cell office:value-type="string" table:style-name="ce2">
            <text:p>5,05721</text:p>
          </table:table-cell>
          <table:table-cell office:value-type="string" table:style-name="ce2">
            <text:p>56</text:p>
          </table:table-cell>
          <table:table-cell office:value-type="string" table:style-name="ce2">
            <text:p>72,067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131,06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66</text:p>
          </table:table-cell>
          <table:table-cell office:value-type="string" table:style-name="ce2">
            <text:p>242,478</text:p>
          </table:table-cell>
          <table:table-cell office:value-type="string" table:style-name="ce2">
            <text:p/>
          </table:table-cell>
          <table:table-cell office:value-type="string" table:style-name="ce2">
            <text:p>3,28752</text:p>
          </table:table-cell>
          <table:table-cell office:value-type="string" table:style-name="ce2">
            <text:p/>
          </table:table-cell>
          <table:table-cell office:value-type="string" table:style-name="ce2">
            <text:p>2,8924</text:p>
          </table:table-cell>
          <table:table-cell office:value-type="string" table:style-name="ce2">
            <text:p/>
          </table:table-cell>
          <table:table-cell office:value-type="string" table:style-name="ce2">
            <text:p>7,33239</text:p>
          </table:table-cell>
          <table:table-cell office:value-type="string" table:style-name="ce2">
            <text:p/>
          </table:table-cell>
          <table:table-cell office:value-type="string" table:style-name="ce2">
            <text:p>65,3399</text:p>
          </table:table-cell>
          <table:table-cell office:value-type="string" table:style-name="ce2">
            <text:p/>
          </table:table-cell>
          <table:table-cell office:value-type="string" table:style-name="ce2">
            <text:p>117,401</text:p>
          </table:table-cell>
          <table:table-cell office:value-type="string" table:style-name="ce2">
            <text:p/>
          </table:table-cell>
          <table:table-cell office:value-type="string" table:style-name="ce2">
            <text:p>40,490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7</text:p>
          </table:table-cell>
          <table:table-cell office:value-type="string" table:style-name="ce2">
            <text:p>240,643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3,70142</text:p>
          </table:table-cell>
          <table:table-cell office:value-type="string" table:style-name="ce2">
            <text:p>141</text:p>
          </table:table-cell>
          <table:table-cell office:value-type="string" table:style-name="ce2">
            <text:p>3,31623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6,19312</text:p>
          </table:table-cell>
          <table:table-cell office:value-type="string" table:style-name="ce2">
            <text:p>126</text:p>
          </table:table-cell>
          <table:table-cell office:value-type="string" table:style-name="ce2">
            <text:p>65,7274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12,567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52,426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61</text:p>
          </table:table-cell>
          <table:table-cell office:value-type="string" table:style-name="ce2">
            <text:p>160,442</text:p>
          </table:table-cell>
          <table:table-cell office:value-type="string" table:style-name="ce2">
            <text:p>125</text:p>
          </table:table-cell>
          <table:table-cell office:value-type="string" table:style-name="ce2">
            <text:p>2,42771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1,51899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7,30775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85,4556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133,004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49,29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5</text:p>
          </table:table-cell>
          <table:table-cell office:value-type="string" table:style-name="ce2">
            <text:p>157,635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3,12617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1,37268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5,30805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77,0915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131,195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88,467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63</text:p>
          </table:table-cell>
          <table:table-cell office:value-type="string" table:style-name="ce2">
            <text:p>141,466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2,87278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,62445</text:p>
          </table:table-cell>
          <table:table-cell office:value-type="string" table:style-name="ce2">
            <text:p>117</text:p>
          </table:table-cell>
          <table:table-cell office:value-type="string" table:style-name="ce2">
            <text:p>6,72293</text:p>
          </table:table-cell>
          <table:table-cell office:value-type="string" table:style-name="ce2">
            <text:p>121</text:p>
          </table:table-cell>
          <table:table-cell office:value-type="string" table:style-name="ce2">
            <text:p>85,2552</text:p>
          </table:table-cell>
          <table:table-cell office:value-type="string" table:style-name="ce2">
            <text:p>127</text:p>
          </table:table-cell>
          <table:table-cell office:value-type="string" table:style-name="ce2">
            <text:p>158,862</text:p>
          </table:table-cell>
          <table:table-cell office:value-type="string" table:style-name="ce2">
            <text:p>136</text:p>
          </table:table-cell>
          <table:table-cell office:value-type="string" table:style-name="ce2">
            <text:p>66,021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64</text:p>
          </table:table-cell>
          <table:table-cell office:value-type="string" table:style-name="ce2">
            <text:p>230,659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3,27935</text:p>
          </table:table-cell>
          <table:table-cell office:value-type="string" table:style-name="ce2">
            <text:p>134</text:p>
          </table:table-cell>
          <table:table-cell office:value-type="string" table:style-name="ce2">
            <text:p>1,77086</text:p>
          </table:table-cell>
          <table:table-cell office:value-type="string" table:style-name="ce2">
            <text:p>130</text:p>
          </table:table-cell>
          <table:table-cell office:value-type="string" table:style-name="ce2">
            <text:p>10,6533</text:p>
          </table:table-cell>
          <table:table-cell office:value-type="string" table:style-name="ce2">
            <text:p>122</text:p>
          </table:table-cell>
          <table:table-cell office:value-type="string" table:style-name="ce2">
            <text:p>74,9613</text:p>
          </table:table-cell>
          <table:table-cell office:value-type="string" table:style-name="ce2">
            <text:p>129</text:p>
          </table:table-cell>
          <table:table-cell office:value-type="string" table:style-name="ce2">
            <text:p>159,22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59,02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148,928</text:p>
          </table:table-cell>
          <table:table-cell office:value-type="string" table:style-name="ce2">
            <text:p>132</text:p>
          </table:table-cell>
          <table:table-cell office:value-type="string" table:style-name="ce2">
            <text:p>3,12447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3,49065</text:p>
          </table:table-cell>
          <table:table-cell office:value-type="string" table:style-name="ce2">
            <text:p>131</text:p>
          </table:table-cell>
          <table:table-cell office:value-type="string" table:style-name="ce2">
            <text:p>5,55181</text:p>
          </table:table-cell>
          <table:table-cell office:value-type="string" table:style-name="ce2">
            <text:p>133</text:p>
          </table:table-cell>
          <table:table-cell office:value-type="string" table:style-name="ce2">
            <text:p>71,3775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123,805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65,67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73</text:p>
          </table:table-cell>
          <table:table-cell office:value-type="string" table:style-name="ce2">
            <text:p>151,314</text:p>
          </table:table-cell>
          <table:table-cell office:value-type="string" table:style-name="ce2">
            <text:p>124</text:p>
          </table:table-cell>
          <table:table-cell office:value-type="string" table:style-name="ce2">
            <text:p>3,19772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5,12285</text:p>
          </table:table-cell>
          <table:table-cell office:value-type="string" table:style-name="ce2">
            <text:p>137</text:p>
          </table:table-cell>
          <table:table-cell office:value-type="string" table:style-name="ce2">
            <text:p>3,83753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66,8676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172,767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57,665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77</text:p>
          </table:table-cell>
          <table:table-cell office:value-type="string" table:style-name="ce2">
            <text:p>131,699</text:p>
          </table:table-cell>
          <table:table-cell office:value-type="string" table:style-name="ce2">
            <text:p>146</text:p>
          </table:table-cell>
          <table:table-cell office:value-type="string" table:style-name="ce2">
            <text:p>4,12247</text:p>
          </table:table-cell>
          <table:table-cell office:value-type="string" table:style-name="ce2">
            <text:p>148</text:p>
          </table:table-cell>
          <table:table-cell office:value-type="string" table:style-name="ce2">
            <text:p>1,53847</text:p>
          </table:table-cell>
          <table:table-cell office:value-type="string" table:style-name="ce2">
            <text:p>135</text:p>
          </table:table-cell>
          <table:table-cell office:value-type="string" table:style-name="ce2">
            <text:p>11,6327</text:p>
          </table:table-cell>
          <table:table-cell office:value-type="string" table:style-name="ce2">
            <text:p>147</text:p>
          </table:table-cell>
          <table:table-cell office:value-type="string" table:style-name="ce2">
            <text:p>97,1499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166,557</text:p>
          </table:table-cell>
          <table:table-cell office:value-type="string" table:style-name="ce2">
            <text:p>154</text:p>
          </table:table-cell>
          <table:table-cell office:value-type="string" table:style-name="ce2">
            <text:p>73,358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79</text:p>
          </table:table-cell>
          <table:table-cell office:value-type="string" table:style-name="ce2">
            <text:p>146,118</text:p>
          </table:table-cell>
          <table:table-cell office:value-type="string" table:style-name="ce2">
            <text:p>144</text:p>
          </table:table-cell>
          <table:table-cell office:value-type="string" table:style-name="ce2">
            <text:p>3,40917</text:p>
          </table:table-cell>
          <table:table-cell office:value-type="string" table:style-name="ce2">
            <text:p>152</text:p>
          </table:table-cell>
          <table:table-cell office:value-type="string" table:style-name="ce2">
            <text:p>1,80686</text:p>
          </table:table-cell>
          <table:table-cell office:value-type="string" table:style-name="ce2">
            <text:p>145</text:p>
          </table:table-cell>
          <table:table-cell office:value-type="string" table:style-name="ce2">
            <text:p>6,95304</text:p>
          </table:table-cell>
          <table:table-cell office:value-type="string" table:style-name="ce2">
            <text:p>138</text:p>
          </table:table-cell>
          <table:table-cell office:value-type="string" table:style-name="ce2">
            <text:p>75,7142</text:p>
          </table:table-cell>
          <table:table-cell office:value-type="string" table:style-name="ce2">
            <text:p>150</text:p>
          </table:table-cell>
          <table:table-cell office:value-type="string" table:style-name="ce2">
            <text:p>184,941</text:p>
          </table:table-cell>
          <table:table-cell office:value-type="string" table:style-name="ce2">
            <text:p>151</text:p>
          </table:table-cell>
          <table:table-cell office:value-type="string" table:style-name="ce2">
            <text:p>58,947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office:value-type="string" table:style-name="ce2">
            <text:p>BRISK</text:p>
          </table:table-cell>
          <table:table-cell office:value-type="string" table:style-name="ce2">
            <text:p/>
          </table:table-cell>
          <table:table-cell office:value-type="string" table:style-name="ce2">
            <text:p>BRIEF</text:p>
          </table:table-cell>
          <table:table-cell office:value-type="string" table:style-name="ce2">
            <text:p/>
          </table:table-cell>
          <table:table-cell office:value-type="string" table:style-name="ce2">
            <text:p>ORB</text:p>
          </table:table-cell>
          <table:table-cell office:value-type="string" table:style-name="ce2">
            <text:p/>
          </table:table-cell>
          <table:table-cell office:value-type="string" table:style-name="ce2">
            <text:p>FREAK</text:p>
          </table:table-cell>
          <table:table-cell office:value-type="string" table:style-name="ce2">
            <text:p/>
          </table:table-cell>
          <table:table-cell office:value-type="string" table:style-name="ce2">
            <text:p>AKAZE</text:p>
          </table:table-cell>
          <table:table-cell office:value-type="string" table:style-name="ce2">
            <text:p/>
          </table:table-cell>
          <table:table-cell office:value-type="string" table:style-name="ce2">
            <text:p>SIFT</text:p>
          </table:table-cell>
          <table:table-cell office:value-type="string" table:style-name="ce2">
            <text:p/>
          </table:table-cell>
          <table:table-cell table:number-columns-repeated="16370"/>
        </table:table-row>
        <table:table-row table:style-name="ro1">
          <table:table-cell office:value-type="string" table:style-name="ce2">
            <text:p>n KP</text:p>
          </table:table-cell>
          <table:table-cell office:value-type="string" table:style-name="ce2">
            <text:p>detec ms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office:value-type="string" table:style-name="ce2">
            <text:p>Matched pts</text:p>
          </table:table-cell>
          <table:table-cell office:value-type="string" table:style-name="ce2">
            <text:p>desc ms<text:s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8</text:p>
          </table:table-cell>
          <table:table-cell office:value-type="string" table:style-name="ce2">
            <text:p>204,123</text:p>
          </table:table-cell>
          <table:table-cell office:value-type="string" table:style-name="ce2">
            <text:p/>
          </table:table-cell>
          <table:table-cell office:value-type="string" table:style-name="ce2">
            <text:p>1,85413</text:p>
          </table:table-cell>
          <table:table-cell office:value-type="string" table:style-name="ce2">
            <text:p/>
          </table:table-cell>
          <table:table-cell office:value-type="string" table:style-name="ce2">
            <text:p>0,97092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58,3618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39,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2</text:p>
          </table:table-cell>
          <table:table-cell office:value-type="string" table:style-name="ce2">
            <text:p>197,817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1,77102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1,0449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60,494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112,1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24</text:p>
          </table:table-cell>
          <table:table-cell office:value-type="string" table:style-name="ce2">
            <text:p>170,42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3,32289</text:p>
          </table:table-cell>
          <table:table-cell office:value-type="string" table:style-name="ce2">
            <text:p>78</text:p>
          </table:table-cell>
          <table:table-cell office:value-type="string" table:style-name="ce2">
            <text:p>1,29686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63,535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1</text:p>
          </table:table-cell>
          <table:table-cell office:value-type="string" table:style-name="ce2">
            <text:p>147,46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152,286</text:p>
          </table:table-cell>
          <table:table-cell office:value-type="string" table:style-name="ce2">
            <text:p>62</text:p>
          </table:table-cell>
          <table:table-cell office:value-type="string" table:style-name="ce2">
            <text:p>1,82141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1,3443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57,755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128,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4</text:p>
          </table:table-cell>
          <table:table-cell office:value-type="string" table:style-name="ce2">
            <text:p>181,383</text:p>
          </table:table-cell>
          <table:table-cell office:value-type="string" table:style-name="ce2">
            <text:p>66</text:p>
          </table:table-cell>
          <table:table-cell office:value-type="string" table:style-name="ce2">
            <text:p>2,26986</text:p>
          </table:table-cell>
          <table:table-cell office:value-type="string" table:style-name="ce2">
            <text:p>85</text:p>
          </table:table-cell>
          <table:table-cell office:value-type="string" table:style-name="ce2">
            <text:p>1,50289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6</text:p>
          </table:table-cell>
          <table:table-cell office:value-type="string" table:style-name="ce2">
            <text:p>86,200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3</text:p>
          </table:table-cell>
          <table:table-cell office:value-type="string" table:style-name="ce2">
            <text:p>149,76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0</text:p>
          </table:table-cell>
          <table:table-cell office:value-type="string" table:style-name="ce2">
            <text:p>223,49</text:p>
          </table:table-cell>
          <table:table-cell office:value-type="string" table:style-name="ce2">
            <text:p>59</text:p>
          </table:table-cell>
          <table:table-cell office:value-type="string" table:style-name="ce2">
            <text:p>3,10577</text:p>
          </table:table-cell>
          <table:table-cell office:value-type="string" table:style-name="ce2">
            <text:p>69</text:p>
          </table:table-cell>
          <table:table-cell office:value-type="string" table:style-name="ce2">
            <text:p>0,88348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59</text:p>
          </table:table-cell>
          <table:table-cell office:value-type="string" table:style-name="ce2">
            <text:p>79,66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152,2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324,673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3,15571</text:p>
          </table:table-cell>
          <table:table-cell office:value-type="string" table:style-name="ce2">
            <text:p>74</text:p>
          </table:table-cell>
          <table:table-cell office:value-type="string" table:style-name="ce2">
            <text:p>2,27874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59</text:p>
          </table:table-cell>
          <table:table-cell office:value-type="string" table:style-name="ce2">
            <text:p>67,051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1</text:p>
          </table:table-cell>
          <table:table-cell office:value-type="string" table:style-name="ce2">
            <text:p>109,53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48</text:p>
          </table:table-cell>
          <table:table-cell office:value-type="string" table:style-name="ce2">
            <text:p>153,577</text:p>
          </table:table-cell>
          <table:table-cell office:value-type="string" table:style-name="ce2">
            <text:p>64</text:p>
          </table:table-cell>
          <table:table-cell office:value-type="string" table:style-name="ce2">
            <text:p>1,94262</text:p>
          </table:table-cell>
          <table:table-cell office:value-type="string" table:style-name="ce2">
            <text:p>76</text:p>
          </table:table-cell>
          <table:table-cell office:value-type="string" table:style-name="ce2">
            <text:p>1,2877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68,8745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107,81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59</text:p>
          </table:table-cell>
          <table:table-cell office:value-type="string" table:style-name="ce2">
            <text:p>276,368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3,367431</text:p>
          </table:table-cell>
          <table:table-cell office:value-type="string" table:style-name="ce2">
            <text:p>70</text:p>
          </table:table-cell>
          <table:table-cell office:value-type="string" table:style-name="ce2">
            <text:p>1,589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73,2138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2</text:p>
          </table:table-cell>
          <table:table-cell office:value-type="string" table:style-name="ce2">
            <text:p>103,34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137</text:p>
          </table:table-cell>
          <table:table-cell office:value-type="string" table:style-name="ce2">
            <text:p>237,395</text:p>
          </table:table-cell>
          <table:table-cell office:value-type="string" table:style-name="ce2">
            <text:p>80</text:p>
          </table:table-cell>
          <table:table-cell office:value-type="string" table:style-name="ce2">
            <text:p>3,42656</text:p>
          </table:table-cell>
          <table:table-cell office:value-type="string" table:style-name="ce2">
            <text:p>88</text:p>
          </table:table-cell>
          <table:table-cell office:value-type="string" table:style-name="ce2">
            <text:p>1,3468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79</text:p>
          </table:table-cell>
          <table:table-cell office:value-type="string" table:style-name="ce2">
            <text:p>78,9497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104</text:p>
          </table:table-cell>
          <table:table-cell office:value-type="string" table:style-name="ce2">
            <text:p>105,127</text:p>
          </table:table-cell>
          <table:table-cell table:number-columns-repeated="16370"/>
        </table:table-row>
        <table:table-row table:number-rows-repeated="1048491" table:style-name="ro1">
          <table:table-cell table:number-columns-repeated="16384"/>
        </table:table-row>
      </table:table>
      <table:table table:name="spreadsheet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SHITOMASI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<text:tab/>42,0977<text:tab/><text:tab/>1,77734<text:tab/><text:tab/>1,08766<text:tab/><text:tab/>2,75695<text:tab/><text:tab/>68,7236<text:tab/><text:tab/><text:tab/><text:tab/>39,5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<text:tab/>26,3241<text:tab/>95<text:tab/>2,60485<text:tab/>115<text:tab/>4,64839<text:tab/>106<text:tab/>2,24665<text:tab/>86<text:tab/>61,3137<text:tab/><text:tab/><text:tab/>112<text:tab/>29,18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<text:tab/>27,8315<text:tab/>88<text:tab/>2,69764<text:tab/>111<text:tab/>2,29353<text:tab/>102<text:tab/>1,59663<text:tab/>90<text:tab/>62,6413<text:tab/><text:tab/><text:tab/>109<text:tab/>29,45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<text:tab/>28,64<text:tab/>80<text:tab/>2,73345<text:tab/>104<text:tab/>3,51627<text:tab/>99<text:tab/>1,14911<text:tab/>86<text:tab/>66,9777<text:tab/><text:tab/><text:tab/>104<text:tab/>30,15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<text:tab/>21,8177<text:tab/>90<text:tab/>2,7188<text:tab/>101<text:tab/>2,82316<text:tab/>103<text:tab/>1,62849<text:tab/>88<text:tab/>63,218<text:tab/><text:tab/><text:tab/>103<text:tab/>32,1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<text:tab/>31,3984<text:tab/>82<text:tab/>4,13463<text:tab/>102<text:tab/>2,4285<text:tab/>102<text:tab/>2,17841<text:tab/>86<text:tab/>71,86<text:tab/><text:tab/><text:tab/>99<text:tab/>34,8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<text:tab/>28,6932<text:tab/>79<text:tab/>2,55989<text:tab/>102<text:tab/>2,86796<text:tab/>97<text:tab/>1,85671<text:tab/>80<text:tab/>98,0757<text:tab/><text:tab/><text:tab/>101<text:tab/>27,68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<text:tab/>22,5906<text:tab/>85<text:tab/>2,6597<text:tab/>100<text:tab/>3,15556<text:tab/>98<text:tab/>1,99122<text:tab/>81<text:tab/>65,4467<text:tab/><text:tab/><text:tab/>96<text:tab/>33,54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<text:tab/>19,5002<text:tab/>86<text:tab/>2,53776<text:tab/>109<text:tab/>1,95042<text:tab/>104<text:tab/>1,13548<text:tab/>86<text:tab/>68,2951<text:tab/><text:tab/><text:tab/>106<text:tab/>25,72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<text:tab/>23,609<text:tab/>82<text:tab/>2,52265<text:tab/>100<text:tab/>2,3066<text:tab/>97<text:tab/>1,14387<text:tab/>85<text:tab/>73,819<text:tab/><text:tab/><text:tab/>97<text:tab/>25,0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IS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<text:tab/>28,3792<text:tab/><text:tab/>0,589355<text:tab/><text:tab/>0,57529<text:tab/><text:tab/>1,51924<text:tab/><text:tab/>66,6871<text:tab/><text:tab/><text:tab/><text:tab/>42,88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<text:tab/>32,6843<text:tab/>12<text:tab/>1,40593<text:tab/>14<text:tab/>1,9465<text:tab/>12<text:tab/>1,539<text:tab/>13<text:tab/>58,1469<text:tab/><text:tab/><text:tab/>14<text:tab/>36,31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<text:tab/>32,7942<text:tab/>10<text:tab/>2,20982<text:tab/>11<text:tab/>2,10985<text:tab/>12<text:tab/>1,51008<text:tab/>13<text:tab/>63,8683<text:tab/><text:tab/><text:tab/>11<text:tab/>43,87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<text:tab/>30,7491<text:tab/>14<text:tab/>1,79599<text:tab/>15<text:tab/>7,12934<text:tab/>15<text:tab/>1,45481<text:tab/>15<text:tab/>64,77<text:tab/><text:tab/><text:tab/>16<text:tab/>38,31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<text:tab/>33,8281<text:tab/>15<text:tab/>1,86525<text:tab/>20<text:tab/>2,2<text:tab/>18<text:tab/>1,54729<text:tab/>15<text:tab/>69,5265<text:tab/><text:tab/><text:tab/>19<text:tab/>37,7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<text:tab/>59,2363<text:tab/>16<text:tab/>1,34164<text:tab/>24<text:tab/>1,94202<text:tab/>24<text:tab/>1,57428<text:tab/>17<text:tab/>70,4524<text:tab/><text:tab/><text:tab/>22<text:tab/>39,25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<text:tab/>24,6506<text:tab/>16<text:tab/>2,06668<text:tab/>26<text:tab/>2,21961<text:tab/>20<text:tab/>2,65238<text:tab/>20<text:tab/>73,8587<text:tab/><text:tab/><text:tab/>22<text:tab/>33,66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<text:tab/>37,361<text:tab/>15<text:tab/>1,71834<text:tab/>16<text:tab/>1,89092<text:tab/>15<text:tab/>1,74979<text:tab/>12<text:tab/>77,9966<text:tab/><text:tab/><text:tab/>13<text:tab/>40,17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<text:tab/>31,6786<text:tab/>23<text:tab/>1,65624<text:tab/>24<text:tab/>2,13831<text:tab/>24<text:tab/>8,90322<text:tab/>21<text:tab/>68,306<text:tab/><text:tab/><text:tab/>24<text:tab/>32,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<text:tab/>42,9805<text:tab/>21<text:tab/>1,91658<text:tab/>23<text:tab/>1,98245<text:tab/>22<text:tab/>1,30481<text:tab/>18<text:tab/>76,43<text:tab/><text:tab/><text:tab/>22<text:tab/>36,7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<text:tab/>0,963288<text:tab/><text:tab/>2,62316<text:tab/><text:tab/>3,52863<text:tab/><text:tab/>1,28917<text:tab/><text:tab/>50,2112<text:tab/><text:tab/><text:tab/><text:tab/>33,00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<text:tab/>1,31781<text:tab/>97<text:tab/>3,0567<text:tab/>119<text:tab/>2,27418<text:tab/>118<text:tab/>1,21263<text:tab/>98<text:tab/>60,9365<text:tab/><text:tab/><text:tab/>118<text:tab/>34,59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<text:tab/>1,03218<text:tab/>104<text:tab/>2,53411<text:tab/>130<text:tab/>1,93951<text:tab/>123<text:tab/>0,902526<text:tab/>99<text:tab/>59,1742<text:tab/><text:tab/><text:tab/>123<text:tab/>46,00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<text:tab/>1,26562<text:tab/>101<text:tab/>3,35859<text:tab/>118<text:tab/>2,69328<text:tab/>112<text:tab/>1,09074<text:tab/>91<text:tab/>59,9928<text:tab/><text:tab/><text:tab/>110<text:tab/>35,76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<text:tab/>1,20588<text:tab/>98<text:tab/>2,25453<text:tab/>126<text:tab/>1,13241<text:tab/>126<text:tab/>2,1378<text:tab/>98<text:tab/>53,2607<text:tab/><text:tab/><text:tab/>119<text:tab/>41,9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<text:tab/>0,930502<text:tab/>85<text:tab/>1,96427<text:tab/>108<text:tab/>2,4157<text:tab/>106<text:tab/>1,0133<text:tab/>85<text:tab/>58,9544<text:tab/><text:tab/><text:tab/>114<text:tab/>42,95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<text:tab/>1,14513<text:tab/>107<text:tab/>2,06022<text:tab/>123<text:tab/>1,63251<text:tab/>122<text:tab/>1,13547<text:tab/>99<text:tab/>59,3146<text:tab/><text:tab/><text:tab/>119<text:tab/>35,6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<text:tab/>1,27626<text:tab/>107<text:tab/>3,1695<text:tab/>131<text:tab/>1,28881<text:tab/>122<text:tab/>1,22327<text:tab/>102<text:tab/>60,6274<text:tab/><text:tab/><text:tab/>123<text:tab/>50,38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<text:tab/>1,03429<text:tab/>100<text:tab/>2,90582<text:tab/>125<text:tab/>1,24212<text:tab/>123<text:tab/>1,38529<text:tab/>101<text:tab/>56,1742<text:tab/><text:tab/><text:tab/>117<text:tab/>29,8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<text:tab/>2,09801<text:tab/>100<text:tab/>2,09884<text:tab/>119<text:tab/>1,24741<text:tab/>119<text:tab/>1,34782<text:tab/>105<text:tab/>48,8024<text:tab/><text:tab/><text:tab/>103<text:tab/>36,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SK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<text:tab/>42,8021<text:tab/><text:tab/>3,67<text:tab/><text:tab/>2,813<text:tab/><text:tab/>7,895<text:tab/><text:tab/>53,05<text:tab/><text:tab/><text:tab/><text:tab/>73,3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<text:tab/>41,6923<text:tab/>171<text:tab/>3,32<text:tab/>178<text:tab/>1,327<text:tab/>162<text:tab/>6,12<text:tab/>160<text:tab/>57,2177<text:tab/><text:tab/><text:tab/>182<text:tab/>67,20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<text:tab/>42,447<text:tab/>176<text:tab/>3,46<text:tab/>205<text:tab/>1,156<text:tab/>175<text:tab/>6,09<text:tab/>177<text:tab/>58,2067<text:tab/><text:tab/><text:tab/>193<text:tab/>96,31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<text:tab/>42,08<text:tab/>157<text:tab/>6,6<text:tab/>185<text:tab/>1,155<text:tab/>158<text:tab/>7,281<text:tab/>155<text:tab/>56,6117<text:tab/><text:tab/><text:tab/>169<text:tab/>74,88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<text:tab/>69,8223<text:tab/>176<text:tab/>3,443<text:tab/>179<text:tab/>2,19212<text:tab/>167<text:tab/>6,511<text:tab/>173<text:tab/>57,12<text:tab/><text:tab/><text:tab/>183<text:tab/>93,17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<text:tab/>45,6821<text:tab/>174<text:tab/>5,32<text:tab/>183<text:tab/>1,2556<text:tab/>160<text:tab/>12,07<text:tab/>161<text:tab/>57,37<text:tab/><text:tab/><text:tab/>171<text:tab/>74,4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<text:tab/>40,2603<text:tab/>188<text:tab/>3,07<text:tab/>195<text:tab/>1,395<text:tab/>182<text:tab/>5,608<text:tab/>183<text:tab/>49,95<text:tab/><text:tab/><text:tab/>195<text:tab/>69,57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<text:tab/>40,39<text:tab/>173<text:tab/>3,28<text:tab/>207<text:tab/>1,1261<text:tab/>167<text:tab/>6,435<text:tab/>169<text:tab/>57,12<text:tab/><text:tab/><text:tab/>194<text:tab/>72,45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<text:tab/>43,129<text:tab/>171<text:tab/>2,946<text:tab/>189<text:tab/>1,425<text:tab/>171<text:tab/>6,228<text:tab/>178<text:tab/>59,799<text:tab/><text:tab/><text:tab/>176<text:tab/>68,6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<text:tab/>68,27<text:tab/>184<text:tab/>3,634<text:tab/>183<text:tab/>1,15035<text:tab/>172<text:tab/>4,9034<text:tab/>168<text:tab/>50,8094<text:tab/><text:tab/><text:tab/>183<text:tab/>68,5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B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<text:tab/>9,58783<text:tab/><text:tab/>2,112<text:tab/><text:tab/>1,70952<text:tab/><text:tab/>7,96255<text:tab/><text:tab/>52,1071<text:tab/><text:tab/><text:tab/><text:tab/>89,5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<text:tab/>11,2402<text:tab/>73<text:tab/>1,3899<text:tab/>49<text:tab/>0,519415<text:tab/>67<text:tab/>6,77302<text:tab/>42<text:tab/>51,2726<text:tab/><text:tab/><text:tab/>67<text:tab/>76,29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<text:tab/>9,111<text:tab/>74<text:tab/>1,35021<text:tab/>43<text:tab/>0,954962<text:tab/>70<text:tab/>6,40856<text:tab/>36<text:tab/>64,3322<text:tab/><text:tab/><text:tab/>79<text:tab/>108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<text:tab/>7,27233<text:tab/>79<text:tab/>1,4593<text:tab/>45<text:tab/>0,632916<text:tab/>72<text:tab/>8,234<text:tab/>44<text:tab/>68,9229<text:tab/><text:tab/><text:tab/>78<text:tab/>110,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<text:tab/>6,81303<text:tab/>85<text:tab/>1,83543<text:tab/>59<text:tab/>1,20375<text:tab/>84<text:tab/>10,9406<text:tab/>47<text:tab/>70,9775<text:tab/><text:tab/><text:tab/>79<text:tab/>98,94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<text:tab/>7,3332<text:tab/>79<text:tab/>1,62212<text:tab/>53<text:tab/>8,63894<text:tab/>91<text:tab/>15,6767<text:tab/>44<text:tab/>60,7096<text:tab/><text:tab/><text:tab/>82<text:tab/>112,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<text:tab/>19,0001<text:tab/>92<text:tab/>1,72827<text:tab/>78<text:tab/>1,54657<text:tab/>101<text:tab/>5,71003<text:tab/>51<text:tab/>62,3943<text:tab/><text:tab/><text:tab/>95<text:tab/>114,1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<text:tab/>8,54963<text:tab/>90<text:tab/>2,39376<text:tab/>68<text:tab/>1,11621<text:tab/>92<text:tab/>4,32482<text:tab/>52<text:tab/>60,3579<text:tab/><text:tab/><text:tab/>95<text:tab/>120,8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<text:tab/>10,737<text:tab/>88<text:tab/>1,70353<text:tab/>84<text:tab/>1,57644<text:tab/>93<text:tab/>13,1852<text:tab/>48<text:tab/>58,7772<text:tab/><text:tab/><text:tab/>94<text:tab/>107,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<text:tab/>15,118<text:tab/>91<text:tab/>1,6838<text:tab/>66<text:tab/>1,45874<text:tab/>93<text:tab/>5,05721<text:tab/>56<text:tab/>72,0677<text:tab/><text:tab/><text:tab/>94<text:tab/>131,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KAZE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<text:tab/>242,478<text:tab/><text:tab/>3,28752<text:tab/><text:tab/>2,8924<text:tab/><text:tab/>7,33239<text:tab/><text:tab/>65,3399<text:tab/><text:tab/>117,401<text:tab/><text:tab/>40,49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<text:tab/>240,643<text:tab/>137<text:tab/>3,70142<text:tab/>141<text:tab/>3,31623<text:tab/>131<text:tab/>6,19312<text:tab/>126<text:tab/>65,7274<text:tab/>138<text:tab/>112,567<text:tab/>134<text:tab/>52,42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<text:tab/>160,442<text:tab/>125<text:tab/>2,42771<text:tab/>134<text:tab/>1,51899<text:tab/>129<text:tab/>7,30775<text:tab/>129<text:tab/>85,4556<text:tab/>138<text:tab/>133,004<text:tab/>134<text:tab/>49,2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<text:tab/>157,635<text:tab/>129<text:tab/>3,12617<text:tab/>131<text:tab/>1,37268<text:tab/>127<text:tab/>5,30805<text:tab/>127<text:tab/>77,0915<text:tab/>133<text:tab/>131,195<text:tab/>130<text:tab/>88,4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<text:tab/>141,466<text:tab/>129<text:tab/>2,87278<text:tab/>130<text:tab/>1,62445<text:tab/>117<text:tab/>6,72293<text:tab/>121<text:tab/>85,2552<text:tab/>127<text:tab/>158,862<text:tab/>136<text:tab/>66,02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<text:tab/>230,659<text:tab/>131<text:tab/>3,27935<text:tab/>134<text:tab/>1,77086<text:tab/>130<text:tab/>10,6533<text:tab/>122<text:tab/>74,9613<text:tab/>129<text:tab/>159,22<text:tab/>137<text:tab/>59,02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<text:tab/>148,928<text:tab/>132<text:tab/>3,12447<text:tab/>146<text:tab/>3,49065<text:tab/>131<text:tab/>5,55181<text:tab/>133<text:tab/>71,3775<text:tab/>146<text:tab/>123,805<text:tab/>147<text:tab/>65,67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<text:tab/>151,314<text:tab/>124<text:tab/>3,19772<text:tab/>150<text:tab/>5,12285<text:tab/>137<text:tab/>3,83753<text:tab/>144<text:tab/>66,8676<text:tab/>147<text:tab/>172,767<text:tab/>147<text:tab/>57,6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<text:tab/>131,699<text:tab/>146<text:tab/>4,12247<text:tab/>148<text:tab/>1,53847<text:tab/>135<text:tab/>11,6327<text:tab/>147<text:tab/>97,1499<text:tab/>151<text:tab/>166,557<text:tab/>154<text:tab/>73,3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<text:tab/>146,118<text:tab/>144<text:tab/>3,40917<text:tab/>152<text:tab/>1,80686<text:tab/>145<text:tab/>6,95304<text:tab/>138<text:tab/>75,7142<text:tab/>150<text:tab/>184,941<text:tab/>151<text:tab/>58,9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FT<text:tab/><text:tab/>BRISK<text:tab/><text:tab/>BRIEF<text:tab/><text:tab/>ORB<text:tab/><text:tab/>FREAK<text:tab/><text:tab/>AKAZE<text:tab/><text:tab/>SIFT<text:tab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 KP<text:tab/>detec ms<text:tab/>Matched pts<text:tab/>desc ms <text:tab/>Matched pts<text:tab/>desc ms <text:tab/>Matched pts<text:tab/>desc ms <text:tab/>Matched pts<text:tab/>desc ms <text:tab/>Matched pts<text:tab/>desc ms <text:tab/>Matched pts<text:tab/>desc 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<text:tab/>204,123<text:tab/><text:tab/>1,85413<text:tab/><text:tab/>0,970927<text:tab/><text:tab/><text:tab/><text:tab/>58,3618<text:tab/><text:tab/><text:tab/><text:tab/>139,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<text:tab/>197,817<text:tab/>64<text:tab/>1,77102<text:tab/>86<text:tab/>1,04496<text:tab/><text:tab/><text:tab/>65<text:tab/>60,4942<text:tab/><text:tab/><text:tab/>82<text:tab/>112,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<text:tab/>170,42<text:tab/>66<text:tab/>3,32289<text:tab/>78<text:tab/>1,29686<text:tab/><text:tab/><text:tab/>72<text:tab/>63,5353<text:tab/><text:tab/><text:tab/>81<text:tab/>147,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<text:tab/>152,286<text:tab/>62<text:tab/>1,82141<text:tab/>76<text:tab/>1,34435<text:tab/><text:tab/><text:tab/>64<text:tab/>57,7555<text:tab/><text:tab/><text:tab/>85<text:tab/>128,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<text:tab/>181,383<text:tab/>66<text:tab/>2,26986<text:tab/>85<text:tab/>1,50289<text:tab/><text:tab/><text:tab/>66<text:tab/>86,2002<text:tab/><text:tab/><text:tab/>93<text:tab/>149,7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<text:tab/>223,49<text:tab/>59<text:tab/>3,10577<text:tab/>69<text:tab/>0,883481<text:tab/><text:tab/><text:tab/>59<text:tab/>79,665<text:tab/><text:tab/><text:tab/>90<text:tab/>152,2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<text:tab/>324,673<text:tab/>64<text:tab/>3,15571<text:tab/>74<text:tab/>2,27874<text:tab/><text:tab/><text:tab/>59<text:tab/>67,0515<text:tab/><text:tab/><text:tab/>81<text:tab/>109,5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<text:tab/>153,577<text:tab/>64<text:tab/>1,94262<text:tab/>76<text:tab/>1,28777<text:tab/><text:tab/><text:tab/>64<text:tab/>68,8745<text:tab/><text:tab/><text:tab/>82<text:tab/>107,8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<text:tab/>276,368<text:tab/>67<text:tab/>3,367431<text:tab/>70<text:tab/>1,5891<text:tab/><text:tab/><text:tab/>65<text:tab/>73,2138<text:tab/><text:tab/><text:tab/>102<text:tab/>103,3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<text:tab/>237,395<text:tab/>80<text:tab/>3,42656<text:tab/>88<text:tab/>1,34681<text:tab/><text:tab/><text:tab/>79<text:tab/>78,9497<text:tab/><text:tab/><text:tab/>104<text:tab/>105,127</text:p>
          </table:table-cell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database-ranges>
        <table:database-range table:target-range-address="Feuil1.A1:Feuil1.N85" table:name="spreadsheet" table:display-filter-buttons="true" table:on-update-keep-size="false" table:on-update-keep-styles="true" table:refresh-delay="false">
          <table:database-source-sql table:database-name="Provider=Microsoft.Mashup.OleDb.1;Data Source=$Workbook$;Location=spreadsheet;Extended Properties=&quot;&quot;" table:sql-statement="SELECT * FROM [spreadshee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0</meta:generator>
    <meta:initial-creator>Olivier</meta:initial-creator>
    <dc:creator>Olivier</dc:creator>
    <meta:creation-date>2022-09-27T19:13:41Z</meta:creation-date>
    <dc:date>2022-09-27T19:17:25Z</dc:date>
    <meta:print-date>2022-09-27T19:16:40Z</meta:print-date>
  </office:meta>
</office:document-meta>
</file>